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0000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097cm" fo:border-left="0.05pt solid #000000" fo:border-right="none" fo:border-top="none" fo:border-bottom="0.05pt solid #000000"/>
    </style:style>
    <style:style style:name="Tabla1.B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c8b8" officeooo:paragraph-rsid="001ac8b8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25b7ba" officeooo:paragraph-rsid="0025b7ba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14pt" officeooo:rsid="001ac8b8" officeooo:paragraph-rsid="001ac8b8" style:font-size-asian="12.25pt" style:font-size-complex="14pt"/>
    </style:style>
    <style:style style:name="P4" style:family="paragraph" style:parent-style-name="Standard">
      <style:text-properties fo:font-size="12pt" fo:font-weight="bold" officeooo:rsid="00270e83" officeooo:paragraph-rsid="00270e83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2812f8" officeooo:paragraph-rsid="002812f8" style:font-size-asian="12pt" style:font-size-complex="12pt"/>
    </style:style>
    <style:style style:name="P6" style:family="paragraph" style:parent-style-name="Table_20_Contents">
      <style:text-properties fo:font-size="12pt" officeooo:rsid="00290614" officeooo:paragraph-rsid="00290614" style:font-size-asian="12pt" style:font-size-complex="12pt"/>
    </style:style>
    <style:style style:name="P7" style:family="paragraph" style:parent-style-name="Table_20_Contents">
      <style:text-properties fo:font-size="12pt" officeooo:rsid="002a4ec1" officeooo:paragraph-rsid="002a4ec1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2a4ec1" officeooo:paragraph-rsid="002a4ec1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2b617e" officeooo:paragraph-rsid="002b617e" style:font-size-asian="12pt" style:font-size-complex="12pt"/>
    </style:style>
    <style:style style:name="P10" style:family="paragraph" style:parent-style-name="Table_20_Contents">
      <style:text-properties fo:font-size="12pt" officeooo:rsid="002b617e" officeooo:paragraph-rsid="002b617e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2c4d86" officeooo:paragraph-rsid="002c4d86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2ce845" officeooo:paragraph-rsid="002ce845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2ebe0a" officeooo:paragraph-rsid="002ebe0a" style:font-size-asian="12pt" style:font-size-complex="12pt"/>
    </style:style>
    <style:style style:name="P14" style:family="paragraph" style:parent-style-name="Table_20_Contents">
      <style:text-properties fo:font-size="12pt" officeooo:rsid="002ebe0a" officeooo:paragraph-rsid="002ebe0a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style:text-underline-style="none" officeooo:rsid="002ebe0a" officeooo:paragraph-rsid="002ebe0a" style:font-size-asian="12pt" style:font-size-complex="12pt"/>
    </style:style>
    <style:style style:name="P16" style:family="paragraph" style:parent-style-name="Standard" style:list-style-name="L71">
      <style:text-properties fo:font-size="12pt" fo:font-weight="bold" officeooo:rsid="00270e83" officeooo:paragraph-rsid="00270e83" style:font-size-asian="12pt" style:font-weight-asian="bold" style:font-size-complex="12pt" style:font-weight-complex="bold"/>
    </style:style>
    <style:style style:name="P17" style:family="paragraph" style:parent-style-name="Standard">
      <style:text-properties officeooo:rsid="001ac8b8" officeooo:paragraph-rsid="001ac8b8"/>
    </style:style>
    <style:style style:name="P18" style:family="paragraph" style:parent-style-name="Standard">
      <style:text-properties officeooo:rsid="00270e83" officeooo:paragraph-rsid="00270e83"/>
    </style:style>
    <style:style style:name="P19" style:family="paragraph" style:parent-style-name="Standard" style:list-style-name="L71">
      <style:text-properties officeooo:rsid="00324c82" officeooo:paragraph-rsid="00324c82"/>
    </style:style>
    <style:style style:name="P20" style:family="paragraph" style:parent-style-name="Standard" style:master-page-name="HorizontalA3">
      <style:paragraph-properties style:page-number="auto"/>
      <style:text-properties officeooo:rsid="001ac8b8" officeooo:paragraph-rsid="001ac8b8"/>
    </style:style>
    <style:style style:name="P21" style:family="paragraph" style:parent-style-name="Standard" style:master-page-name="Standard">
      <style:paragraph-properties style:page-number="auto"/>
      <style:text-properties fo:font-size="12pt" fo:font-weight="bold" officeooo:rsid="00270e83" officeooo:paragraph-rsid="00324c82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fo:font-size="12pt" officeooo:rsid="002c4d86" officeooo:paragraph-rsid="002a4ec1" style:font-size-asian="12pt" style:font-size-complex="12pt"/>
    </style:style>
    <style:style style:name="P23" style:family="paragraph">
      <style:paragraph-properties fo:text-align="center"/>
    </style:style>
    <style:style style:name="T1" style:family="text">
      <style:text-properties officeooo:rsid="002812f8"/>
    </style:style>
    <style:style style:name="T2" style:family="text">
      <style:text-properties officeooo:rsid="00290614"/>
    </style:style>
    <style:style style:name="T3" style:family="text">
      <style:text-properties officeooo:rsid="002a4ec1"/>
    </style:style>
    <style:style style:name="T4" style:family="text">
      <style:text-properties officeooo:rsid="002b617e"/>
    </style:style>
    <style:style style:name="T5" style:family="text">
      <style:text-properties officeooo:rsid="002c4d86"/>
    </style:style>
    <style:style style:name="T6" style:family="text">
      <style:text-properties officeooo:rsid="002ce845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2ce845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áctica1.Modificación de Plantillas Web</text:p>
      <text:p text:style-name="P1"/>
      <text:p text:style-name="P3"/>
      <text:list xml:id="list1435073865116213014" text:style-name="L71">
        <text:list-item>
          <text:p text:style-name="P16">Generar una tabla con los componentes de la interfaz con su identificador css indicando cual es su función. Generar un árbol de los componentes de la interfaz.</text:p>
        </text:list-item>
      </text:list>
      <text:p text:style-name="P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CSS</text:p>
          </table:table-cell>
          <table:table-cell table:style-name="Tabla1.B1" office:value-type="string">
            <text:p text:style-name="P5">Función</text:p>
          </table:table-cell>
        </table:table-row>
        <table:table-row>
          <table:table-cell table:style-name="Tabla1.A20" office:value-type="string">
            <text:p text:style-name="P5">Templatemo_container</text:p>
          </table:table-cell>
          <table:table-cell table:style-name="Tabla1.B20" office:value-type="string">
            <text:p text:style-name="P6">Centra el contenido de la página</text:p>
          </table:table-cell>
        </table:table-row>
        <table:table-row>
          <table:table-cell table:style-name="Tabla1.A20" office:value-type="string">
            <text:p text:style-name="P5">Templatemo_<text:span text:style-name="T2">banner</text:span></text:p>
          </table:table-cell>
          <table:table-cell table:style-name="Tabla1.B20" office:value-type="string">
            <text:p text:style-name="P6">Contiene la cabecera de la página donde se encuentra el título/logo</text:p>
          </table:table-cell>
        </table:table-row>
        <table:table-row>
          <table:table-cell table:style-name="Tabla1.A20" office:value-type="string">
            <text:p text:style-name="P5">Templatemo_<text:span text:style-name="T2">menu</text:span></text:p>
          </table:table-cell>
          <table:table-cell table:style-name="Tabla1.B20" office:value-type="string">
            <text:p text:style-name="P6">Contiene el menu de la página</text:p>
          </table:table-cell>
        </table:table-row>
        <table:table-row>
          <table:table-cell table:style-name="Tabla1.A20" office:value-type="string">
            <text:p text:style-name="P5">Templatemo_<text:span text:style-name="T3">content_top</text:span></text:p>
          </table:table-cell>
          <table:table-cell table:style-name="Tabla1.B20" office:value-type="string">
            <text:p text:style-name="P7">Contiene los datos de la sección principal/destacada </text:p>
          </table:table-cell>
        </table:table-row>
        <table:table-row>
          <table:table-cell table:style-name="Tabla1.A20" office:value-type="string">
            <text:p text:style-name="P5">Templatemo_<text:span text:style-name="T3">content_bottom</text:span></text:p>
          </table:table-cell>
          <table:table-cell table:style-name="Tabla1.B20" office:value-type="string">
            <text:p text:style-name="P7">Contiene los datos de la sección secundaria</text:p>
          </table:table-cell>
        </table:table-row>
        <table:table-row>
          <table:table-cell table:style-name="Tabla1.A20" office:value-type="string">
            <text:p text:style-name="P8">Search_section</text:p>
          </table:table-cell>
          <table:table-cell table:style-name="Tabla1.B20" office:value-type="string">
            <text:p text:style-name="P7">Da formato a la opción de búsqueda</text:p>
          </table:table-cell>
        </table:table-row>
        <table:table-row>
          <table:table-cell table:style-name="Tabla1.A20" office:value-type="string">
            <text:p text:style-name="P8">Section_w335 fl margin_right_40</text:p>
          </table:table-cell>
          <table:table-cell table:style-name="Tabla1.B20" office:value-type="string">
            <text:p text:style-name="P7">Contiene <text:span text:style-name="T4">las secciones</text:span> de la sección principal (<text:span text:style-name="T1">Templatemo_</text:span>content_top) <text:span text:style-name="T4">dejando margen derecho de 40px</text:span></text:p>
          </table:table-cell>
        </table:table-row>
        <table:table-row>
          <table:table-cell table:style-name="Tabla1.A20" office:value-type="string">
            <text:p text:style-name="P8">Header_01</text:p>
          </table:table-cell>
          <table:table-cell table:style-name="Tabla1.B20" office:value-type="string">
            <text:p text:style-name="P7">Cabecera para las secciones dentro de la sección principal (<text:span text:style-name="T1">Templatemo_</text:span>content_top)</text:p>
          </table:table-cell>
        </table:table-row>
        <table:table-row>
          <table:table-cell table:style-name="Tabla1.A20" office:value-type="string">
            <text:p text:style-name="P8">Image_wrapper</text:p>
          </table:table-cell>
          <table:table-cell table:style-name="Tabla1.B20" office:value-type="string">
            <text:p text:style-name="P7">Contiene la imagen se las secciones dentro de la sección principal (<text:span text:style-name="T1">Templatemo_</text:span>content_top)</text:p>
          </table:table-cell>
        </table:table-row>
        <table:table-row>
          <table:table-cell table:style-name="Tabla1.A20" office:value-type="string">
            <text:p text:style-name="P8">Section_w335 fl</text:p>
          </table:table-cell>
          <table:table-cell table:style-name="Tabla1.B20" office:value-type="string">
            <text:p text:style-name="P7">Contiene <text:span text:style-name="T4">las secciones</text:span> de la sección principal (<text:span text:style-name="T1">Templatemo_</text:span>content_top)</text:p>
          </table:table-cell>
        </table:table-row>
        <table:table-row>
          <table:table-cell table:style-name="Tabla1.A20" office:value-type="string">
            <text:p text:style-name="P9"><text:span text:style-name="T8">M</text:span><text:span text:style-name="T7">argin_bottom_20</text:span> b_bottom</text:p>
          </table:table-cell>
          <table:table-cell table:style-name="Tabla1.B20" office:value-type="string">
            <text:p text:style-name="P10">Establece el marg<text:span text:style-name="T5">en inferior </text:span>de la sección principal <text:span text:style-name="T5">y dibuja una línea como borde inferior (border-bottom) </text:span></text:p>
          </table:table-cell>
        </table:table-row>
        <table:table-row>
          <table:table-cell table:style-name="Tabla1.A20" office:value-type="string">
            <text:p text:style-name="P11"><text:span text:style-name="T6">M</text:span>argin_bottom_40</text:p>
          </table:table-cell>
          <table:table-cell table:style-name="Tabla1.B20" office:value-type="string">
            <text:p text:style-name="P22">Dejando un margen inferior de 40px</text:p>
          </table:table-cell>
        </table:table-row>
        <table:table-row>
          <table:table-cell table:style-name="Tabla1.A20" office:value-type="string">
            <text:p text:style-name="P12">Section_w210 fl margin_right_40</text:p>
          </table:table-cell>
          <table:table-cell table:style-name="Tabla1.B20" office:value-type="string">
            <text:p text:style-name="P7">Contiene <text:span text:style-name="T4">las secciones</text:span> de la sección <text:span text:style-name="T6">secundaria</text:span> (<text:span text:style-name="T1">Templatemo_</text:span>content_<text:span text:style-name="T6">bottom</text:span>) <text:span text:style-name="T4">dejando margen derecho de 40px</text:span></text:p>
          </table:table-cell>
        </table:table-row>
        <table:table-row>
          <table:table-cell table:style-name="Tabla1.A20" office:value-type="string">
            <text:p text:style-name="P12">Section_w210 fl</text:p>
          </table:table-cell>
          <table:table-cell table:style-name="Tabla1.B20" office:value-type="string">
            <text:p text:style-name="P7">Contiene <text:span text:style-name="T4">las secciones</text:span> de la sección <text:span text:style-name="T6">secundaria</text:span> (<text:span text:style-name="T1">Templatemo_</text:span>content_<text:span text:style-name="T6">bottom</text:span>)</text:p>
          </table:table-cell>
        </table:table-row>
        <table:table-row>
          <table:table-cell table:style-name="Tabla1.A20" office:value-type="string">
            <text:p text:style-name="P12">Margin_bottom_40 b_bottom</text:p>
          </table:table-cell>
          <table:table-cell table:style-name="Tabla1.B20" office:value-type="string">
            <text:p text:style-name="P10">Establece el marg<text:span text:style-name="T5">en inferior </text:span>de la sección <text:span text:style-name="T6">secundaria</text:span> <text:span text:style-name="T5">y dibuja una línea como borde inferior (border-bottom) </text:span></text:p>
          </table:table-cell>
        </table:table-row>
        <table:table-row>
          <table:table-cell table:style-name="Tabla1.A20" office:value-type="string">
            <text:p text:style-name="P11"><text:span text:style-name="T6">M</text:span>argin_bottom_<text:span text:style-name="T6">3</text:span>0</text:p>
          </table:table-cell>
          <table:table-cell table:style-name="Tabla1.B20" office:value-type="string">
            <text:p text:style-name="P22">Deja un margen inferior de 30px</text:p>
          </table:table-cell>
        </table:table-row>
        <table:table-row>
          <table:table-cell table:style-name="Tabla1.A20" office:value-type="string">
            <text:p text:style-name="P13">Templatemo_footer</text:p>
          </table:table-cell>
          <table:table-cell table:style-name="Tabla1.B20" office:value-type="string">
            <text:p text:style-name="P14">Contiene el pie de página</text:p>
          </table:table-cell>
        </table:table-row>
        <table:table-row>
          <table:table-cell table:style-name="Tabla1.A20" office:value-type="string">
            <text:p text:style-name="P15">Footer_list</text:p>
          </table:table-cell>
          <table:table-cell table:style-name="Tabla1.B20" office:value-type="string">
            <text:p text:style-name="P14">Contiene los enlaces del pie de página</text:p>
          </table:table-cell>
        </table:table-row>
        <table:table-row>
          <table:table-cell table:style-name="Tabla1.A20" office:value-type="string">
            <text:p text:style-name="P13">Margin_bottom_10</text:p>
          </table:table-cell>
          <table:table-cell table:style-name="Tabla1.B20" office:value-type="string">
            <text:p text:style-name="P22">Deja un margen inferior de 10px</text:p>
          </table:table-cell>
        </table:table-row>
      </table:table>
      <text:p text:style-name="P4"/>
      <text:p text:style-name="P18"><text:span text:style-name="T9"><text:tab/></text:span></text:p>
      <text:p text:style-name="P20"><draw:frame text:anchor-type="paragraph" draw:z-index="43" draw:style-name="gr2" svg:width="3.758cm" svg:height="1.463cm" svg:x="35.922cm" svg:y="12.139cm"><draw:text-box><text:p text:style-name="P23"><text:span text:style-name="T10">cleaner</text:span></text:p><text:p text:style-name="P23"><text:span text:style-name="T10"/></text:p><text:p/></draw:text-box></draw:frame><draw:line text:anchor-type="paragraph" draw:z-index="77" draw:style-name="gr1" draw:text-style-name="P23" svg:x1="35.922cm" svg:y1="13.065cm" svg:x2="37.758cm" svg:y2="14.009cm"><text:p/></draw:line><draw:line text:anchor-type="paragraph" draw:z-index="76" draw:style-name="gr1" draw:text-style-name="P23" svg:x1="34.848cm" svg:y1="13.065cm" svg:x2="34.98cm" svg:y2="13.065cm"><text:p/></draw:line><draw:line text:anchor-type="paragraph" draw:z-index="75" draw:style-name="gr1" draw:text-style-name="P23" svg:x1="33.472cm" svg:y1="13.065cm" svg:x2="33.472cm" svg:y2="14.009cm"><text:p/></draw:line><draw:line text:anchor-type="paragraph" draw:z-index="74" draw:style-name="gr1" draw:text-style-name="P23" svg:x1="31.795cm" svg:y1="13.065cm" svg:x2="28.154cm" svg:y2="14.009cm"><text:p/></draw:line><draw:frame text:anchor-type="paragraph" draw:z-index="73" draw:style-name="gr2" svg:width="3.758cm" svg:height="0.976cm" svg:x="35.736cm" svg:y="14.25cm"><draw:text-box><text:p text:style-name="P23"><text:span text:style-name="T10">margin_bottom_20</text:span></text:p><text:p/></draw:text-box></draw:frame><draw:rect text:anchor-type="paragraph" draw:z-index="72" draw:style-name="gr1" draw:text-style-name="P23" svg:width="4.34cm" svg:height="1.218cm" svg:x="35.392cm" svg:y="14.009cm"><text:p/></draw:rect><draw:frame text:anchor-type="paragraph" draw:z-index="71" draw:style-name="gr2" svg:width="3.758cm" svg:height="0.976cm" svg:x="31.106cm" svg:y="14.25cm"><draw:text-box><text:p text:style-name="P23"><text:span text:style-name="T10">margin_bottom_10</text:span></text:p><text:p/></draw:text-box></draw:frame><draw:rect text:anchor-type="paragraph" draw:z-index="70" draw:style-name="gr1" draw:text-style-name="P23" svg:width="4.34cm" svg:height="1.218cm" svg:x="30.789cm" svg:y="14.009cm"><text:p/></draw:rect><draw:frame text:anchor-type="paragraph" draw:z-index="69" draw:style-name="gr2" svg:width="3.758cm" svg:height="0.976cm" svg:x="26.555cm" svg:y="14.25cm"><draw:text-box><text:p text:style-name="P23"><text:span text:style-name="T10">footer_list</text:span></text:p><text:p/></draw:text-box></draw:frame><draw:rect text:anchor-type="paragraph" draw:z-index="68" draw:style-name="gr1" draw:text-style-name="P23" svg:width="4.34cm" svg:height="1.218cm" svg:x="26.238cm" svg:y="14.009cm"><text:p/></draw:rect><draw:line text:anchor-type="paragraph" draw:z-index="67" draw:style-name="gr1" draw:text-style-name="P23" svg:x1="24.635cm" svg:y1="13.065cm" svg:x2="22.73cm" svg:y2="13.956cm"><text:p/></draw:line><draw:frame text:anchor-type="paragraph" draw:z-index="66" draw:style-name="gr2" svg:width="3.758cm" svg:height="0.976cm" svg:x="20.84cm" svg:y="14.198cm"><draw:text-box><text:p text:style-name="P23"><text:span text:style-name="T10">header_02</text:span></text:p><text:p/></draw:text-box></draw:frame><draw:rect text:anchor-type="paragraph" draw:z-index="65" draw:style-name="gr1" draw:text-style-name="P23" svg:width="4.34cm" svg:height="1.218cm" svg:x="20.523cm" svg:y="13.956cm"><text:p/></draw:rect><draw:line text:anchor-type="paragraph" draw:z-index="64" draw:style-name="gr1" draw:text-style-name="P23" svg:x1="20.031cm" svg:y1="13.038cm" svg:x2="18.629cm" svg:y2="13.955cm"><text:p/></draw:line><draw:frame text:anchor-type="paragraph" draw:z-index="63" draw:style-name="gr2" svg:width="3.758cm" svg:height="0.976cm" svg:x="16.237cm" svg:y="14.198cm"><draw:text-box><text:p text:style-name="P23"><text:span text:style-name="T10">header_02</text:span></text:p><text:p/></draw:text-box></draw:frame><draw:rect text:anchor-type="paragraph" draw:z-index="62" draw:style-name="gr1" draw:text-style-name="P23" svg:width="4.34cm" svg:height="1.218cm" svg:x="15.919cm" svg:y="13.956cm"><text:p/></draw:rect><draw:line text:anchor-type="paragraph" draw:z-index="61" draw:style-name="gr1" draw:text-style-name="P23" svg:x1="11.062cm" svg:y1="10.207cm" svg:x2="13.099cm" svg:y2="11.768cm"><text:p/></draw:line><draw:line text:anchor-type="paragraph" draw:z-index="60" draw:style-name="gr1" draw:text-style-name="P23" svg:x1="10.083cm" svg:y1="10.207cm" svg:x2="9.157cm" svg:y2="11.768cm"><text:p/></draw:line><draw:frame text:anchor-type="paragraph" draw:z-index="59" draw:style-name="gr2" svg:width="3.758cm" svg:height="0.976cm" svg:x="12.347cm" svg:y="12.116cm"><draw:text-box><text:p text:style-name="P23"><text:span text:style-name="T10">image_wrapper</text:span></text:p><text:p/></draw:text-box></draw:frame><draw:rect text:anchor-type="paragraph" draw:z-index="58" draw:style-name="gr1" draw:text-style-name="P23" svg:width="4.34cm" svg:height="1.218cm" svg:x="11.897cm" svg:y="11.769cm"><text:p/></draw:rect><draw:frame text:anchor-type="paragraph" draw:z-index="57" draw:style-name="gr2" svg:width="3.758cm" svg:height="0.976cm" svg:x="3.087cm" svg:y="12.063cm"><draw:text-box><text:p text:style-name="P23"><text:span text:style-name="T10">image_wrapper</text:span></text:p><text:p/></draw:text-box></draw:frame><draw:frame text:anchor-type="paragraph" draw:z-index="56" draw:style-name="gr2" svg:width="3.758cm" svg:height="0.976cm" svg:x="7.743cm" svg:y="12.09cm"><draw:text-box><text:p text:style-name="P23"><text:span text:style-name="T10">header_01</text:span></text:p><text:p/></draw:text-box></draw:frame><draw:rect text:anchor-type="paragraph" draw:z-index="55" draw:style-name="gr1" draw:text-style-name="P23" svg:width="4.34cm" svg:height="1.218cm" svg:x="7.32cm" svg:y="11.769cm"><text:p/></draw:rect><draw:line text:anchor-type="paragraph" draw:z-index="54" draw:style-name="gr1" draw:text-style-name="P23" svg:x1="6.193cm" svg:y1="10.207cm" svg:x2="5.214cm" svg:y2="11.821cm"><text:p/></draw:line><draw:line text:anchor-type="paragraph" draw:z-index="53" draw:style-name="gr1" draw:text-style-name="P23" svg:x1="4.33cm" svg:y1="10.207cm" svg:x2="0.425cm" svg:y2="11.768cm"><text:p/></draw:line><draw:rect text:anchor-type="paragraph" draw:z-index="52" draw:style-name="gr1" draw:text-style-name="P23" svg:width="4.34cm" svg:height="1.218cm" svg:x="2.769cm" svg:y="11.769cm"><text:p/></draw:rect><draw:frame text:anchor-type="paragraph" draw:z-index="51" draw:style-name="gr2" svg:width="3.758cm" svg:height="0.976cm" svg:x="-1.464cm" svg:y="12.01cm"><draw:text-box><text:p text:style-name="P23"><text:span text:style-name="T10">header_01</text:span></text:p><text:p/></draw:text-box></draw:frame><draw:rect text:anchor-type="paragraph" draw:z-index="50" draw:style-name="gr1" draw:text-style-name="P23" svg:width="4.34cm" svg:height="1.218cm" svg:x="-1.729cm" svg:y="11.769cm"><text:p/></draw:rect><draw:line text:anchor-type="paragraph" draw:z-index="49" draw:style-name="gr1" draw:text-style-name="P23" svg:x1="32.599cm" svg:y1="7.17cm" svg:x2="33.419cm" svg:y2="11.848cm"><text:p/></draw:line><draw:line text:anchor-type="paragraph" draw:z-index="48" draw:style-name="gr1" draw:text-style-name="P23" svg:x1="29.371cm" svg:y1="11.848cm" svg:x2="32.334cm" svg:y2="7.17cm"><text:p/></draw:line><draw:line text:anchor-type="paragraph" draw:z-index="47" draw:style-name="gr1" draw:text-style-name="P23" svg:x1="24.82cm" svg:y1="11.848cm" svg:x2="31.514cm" svg:y2="7.17cm"><text:p/></draw:line><draw:line text:anchor-type="paragraph" draw:z-index="46" draw:style-name="gr1" draw:text-style-name="P23" svg:x1="22.296cm" svg:y1="11.821cm" svg:x2="30.509cm" svg:y2="7.17cm"><text:p/></draw:line><draw:line text:anchor-type="paragraph" draw:z-index="45" draw:style-name="gr1" draw:text-style-name="P23" svg:x1="33.022cm" svg:y1="7.17cm" svg:x2="36.938cm" svg:y2="11.821cm"><text:p/></draw:line><draw:line text:anchor-type="paragraph" draw:z-index="44" draw:style-name="gr1" draw:text-style-name="P23" svg:x1="35.668cm" svg:y1="7.17cm" svg:x2="37.361cm" svg:y2="8.191cm"><text:p/></draw:line><draw:frame text:anchor-type="paragraph" draw:z-index="42" draw:style-name="gr2" svg:width="3.758cm" svg:height="1.463cm" svg:x="31.794cm" svg:y="12.166cm"><draw:text-box><text:p text:style-name="P23"><text:span text:style-name="T10"><text:s/></text:span><text:span text:style-name="T10">Templatemo footer</text:span></text:p><text:p text:style-name="P23"><text:span text:style-name="T10"/></text:p><text:p/></draw:text-box></draw:frame><draw:frame text:anchor-type="paragraph" draw:z-index="41" draw:style-name="gr2" svg:width="3.758cm" svg:height="1.463cm" svg:x="35.392cm" svg:y="8.488cm"><draw:text-box><text:p text:style-name="P23"><text:span text:style-name="T10"><text:s/></text:span><text:span text:style-name="T10">margin_bottom 30</text:span></text:p><text:p text:style-name="P23"><text:span text:style-name="T10"/></text:p><text:p/></draw:text-box></draw:frame><draw:frame text:anchor-type="paragraph" draw:z-index="40" draw:style-name="gr2" svg:width="3.758cm" svg:height="2.437cm" svg:x="27.402cm" svg:y="12.007cm"><draw:text-box><text:p text:style-name="P23"><text:span text:style-name="T10"><text:s/></text:span><text:span text:style-name="T10">margin_bottom_40 b_botom</text:span></text:p><text:p text:style-name="P23"><text:span text:style-name="T10"/></text:p><text:p text:style-name="P23"><text:span text:style-name="T10"/></text:p><text:p/></draw:text-box></draw:frame><draw:frame text:anchor-type="paragraph" draw:z-index="39" draw:style-name="gr2" svg:width="3.758cm" svg:height="1.463cm" svg:x="22.904cm" svg:y="12.192cm"><draw:text-box><text:p text:style-name="P23"><text:span text:style-name="T10">Section_v210 fl </text:span></text:p><text:p text:style-name="P23"><text:span text:style-name="T10"/></text:p><text:p/></draw:text-box></draw:frame><draw:frame text:anchor-type="paragraph" draw:z-index="38" draw:style-name="gr2" svg:width="3.758cm" svg:height="1.95cm" svg:x="18.221cm" svg:y="12.007cm"><draw:text-box><text:p text:style-name="P23"><text:span text:style-name="T10">Section_v210 fl margin_right 40</text:span></text:p><text:p text:style-name="P23"><text:span text:style-name="T10"/></text:p><text:p/></draw:text-box></draw:frame><draw:rect text:anchor-type="paragraph" draw:z-index="37" draw:style-name="gr1" draw:text-style-name="P23" svg:width="4.34cm" svg:height="1.218cm" svg:x="35.022cm" svg:y="8.192cm"><text:p/></draw:rect><draw:rect text:anchor-type="paragraph" draw:z-index="36" draw:style-name="gr1" draw:text-style-name="P23" svg:width="3.668cm" svg:height="1.218cm" svg:x="36.04cm" svg:y="11.822cm"><text:p/></draw:rect><draw:rect text:anchor-type="paragraph" draw:z-index="35" draw:style-name="gr1" draw:text-style-name="P23" svg:width="4.34cm" svg:height="1.218cm" svg:x="31.582cm" svg:y="11.848cm"><text:p/></draw:rect><draw:rect text:anchor-type="paragraph" draw:z-index="34" draw:style-name="gr1" draw:text-style-name="P23" svg:width="4.34cm" svg:height="1.218cm" svg:x="27.058cm" svg:y="11.848cm"><text:p/></draw:rect><draw:rect text:anchor-type="paragraph" draw:z-index="33" draw:style-name="gr1" draw:text-style-name="P23" svg:width="4.34cm" svg:height="1.218cm" svg:x="22.56cm" svg:y="11.848cm"><text:p/></draw:rect><draw:rect text:anchor-type="paragraph" draw:z-index="32" draw:style-name="gr1" draw:text-style-name="P23" svg:width="4.34cm" svg:height="1.218cm" svg:x="17.956cm" svg:y="11.822cm"><text:p/></draw:rect><draw:line text:anchor-type="paragraph" draw:z-index="31" draw:style-name="gr1" draw:text-style-name="P23" svg:x1="21.158cm" svg:y1="2.302cm" svg:x2="32.969cm" svg:y2="5.953cm"><text:p/></draw:line><draw:frame text:anchor-type="paragraph" draw:z-index="30" draw:style-name="gr2" svg:width="5.583cm" svg:height="1.95cm" svg:x="30.138cm" svg:y="6.242cm"><draw:text-box><text:p text:style-name="P23"><text:span text:style-name="T10">Templatemo_content_bottom</text:span></text:p><text:p text:style-name="P23"><text:span text:style-name="T10"/></text:p><text:p><text:span text:style-name="T10"/></text:p><text:p text:style-name="P23"/></draw:text-box></draw:frame><draw:rect text:anchor-type="paragraph" draw:z-index="29" draw:style-name="gr1" draw:text-style-name="P23" svg:width="5.557cm" svg:height="1.218cm" svg:x="30.111cm" svg:y="5.953cm"><text:p/></draw:rect><draw:line text:anchor-type="paragraph" draw:z-index="28" draw:style-name="gr1" draw:text-style-name="P23" svg:x1="17.771cm" svg:y1="7.144cm" svg:x2="24.714cm" svg:y2="9.017cm"><text:p/></draw:line><draw:line text:anchor-type="paragraph" draw:z-index="27" draw:style-name="gr1" draw:text-style-name="P23" svg:x1="16.327cm" svg:y1="7.144cm" svg:x2="20.031cm" svg:y2="8.991cm"><text:p/></draw:line><draw:line text:anchor-type="paragraph" draw:z-index="26" draw:style-name="gr1" draw:text-style-name="P23" svg:x1="15.454cm" svg:y1="7.144cm" svg:x2="15.454cm" svg:y2="8.991cm"><text:p/></draw:line><draw:line text:anchor-type="paragraph" draw:z-index="25" draw:style-name="gr1" draw:text-style-name="P23" svg:x1="14.449cm" svg:y1="7.144cm" svg:x2="11.459cm" svg:y2="8.991cm"><text:p/></draw:line><draw:frame text:anchor-type="paragraph" draw:z-index="24" draw:style-name="gr2" svg:width="3.758cm" svg:height="1.463cm" svg:x="22.904cm" svg:y="9.387cm"><draw:text-box><text:p text:style-name="P23"><text:span text:style-name="T10">cleaner</text:span></text:p><text:p text:style-name="P23"><text:span text:style-name="T10"/></text:p><text:p/></draw:text-box></draw:frame><draw:rect text:anchor-type="paragraph" draw:z-index="23" draw:style-name="gr1" draw:text-style-name="P23" svg:width="4.34cm" svg:height="1.218cm" svg:x="22.587cm" svg:y="9.017cm"><text:p/></draw:rect><draw:frame text:anchor-type="paragraph" draw:z-index="22" draw:style-name="gr2" svg:width="3.758cm" svg:height="2.437cm" svg:x="18.195cm" svg:y="9.229cm"><draw:text-box><text:p text:style-name="P23"><text:span text:style-name="T10"><text:s/></text:span><text:span text:style-name="T10">margin_bottom_20 b_botom</text:span></text:p><text:p text:style-name="P23"><text:span text:style-name="T10"/></text:p><text:p text:style-name="P23"><text:span text:style-name="T10"/></text:p><text:p/></draw:text-box></draw:frame><draw:rect text:anchor-type="paragraph" draw:z-index="21" draw:style-name="gr1" draw:text-style-name="P23" svg:width="4.34cm" svg:height="1.218cm" svg:x="17.983cm" svg:y="8.991cm"><text:p/></draw:rect><draw:frame text:anchor-type="paragraph" draw:z-index="20" draw:style-name="gr2" svg:width="3.758cm" svg:height="1.463cm" svg:x="13.75cm" svg:y="9.387cm"><draw:text-box><text:p text:style-name="P23"><text:span text:style-name="T10"><text:s/></text:span><text:span text:style-name="T10">margin_bottom 40</text:span></text:p><text:p text:style-name="P23"><text:span text:style-name="T10"/></text:p><text:p/></draw:text-box></draw:frame><draw:rect text:anchor-type="paragraph" draw:z-index="19" draw:style-name="gr1" draw:text-style-name="P23" svg:width="4.34cm" svg:height="1.218cm" svg:x="13.432cm" svg:y="8.991cm"><text:p/></draw:rect><draw:frame text:anchor-type="paragraph" draw:z-index="18" draw:style-name="gr2" svg:width="3.758cm" svg:height="1.463cm" svg:x="9.066cm" svg:y="9.361cm"><draw:text-box><text:p text:style-name="P23"><text:span text:style-name="T10">Section_v335 fl </text:span></text:p><text:p text:style-name="P23"><text:span text:style-name="T10"/></text:p><text:p/></draw:text-box></draw:frame><draw:rect text:anchor-type="paragraph" draw:z-index="17" draw:style-name="gr1" draw:text-style-name="P23" svg:width="4.34cm" svg:height="1.218cm" svg:x="8.881cm" svg:y="8.991cm"><text:p/></draw:rect><draw:frame text:anchor-type="paragraph" draw:z-index="16" draw:style-name="gr2" svg:width="3.758cm" svg:height="1.95cm" svg:x="4.621cm" svg:y="9.202cm"><draw:text-box><text:p text:style-name="P23"><text:span text:style-name="T10">Section_v335 fl margin_right 40</text:span></text:p><text:p text:style-name="P23"><text:span text:style-name="T10"/></text:p><text:p/></draw:text-box></draw:frame><draw:rect text:anchor-type="paragraph" draw:z-index="15" draw:style-name="gr1" draw:text-style-name="P23" svg:width="4.34cm" svg:height="1.218cm" svg:x="4.33cm" svg:y="8.991cm"><text:p/></draw:rect><draw:line text:anchor-type="paragraph" draw:z-index="14" draw:style-name="gr1" draw:text-style-name="P23" svg:x1="12.745cm" svg:y1="7.144cm" svg:x2="6.236cm" svg:y2="8.991cm"><text:p/></draw:line><draw:frame text:anchor-type="paragraph" draw:z-index="13" draw:style-name="gr2" svg:width="5.028cm" svg:height="1.95cm" svg:x="12.744cm" svg:y="6.274cm"><draw:text-box><text:p text:style-name="P23"><text:span text:style-name="T10">Templatemo_content_top</text:span></text:p><text:p text:style-name="P23"><text:span text:style-name="T10"/></text:p><text:p><text:span text:style-name="T10"/></text:p><text:p text:style-name="P23"/></draw:text-box></draw:frame><draw:rect text:anchor-type="paragraph" draw:z-index="12" draw:style-name="gr1" draw:text-style-name="P23" svg:width="5.054cm" svg:height="1.218cm" svg:x="12.718cm" svg:y="5.927cm"><text:p/></draw:rect><draw:line text:anchor-type="paragraph" draw:z-index="11" draw:style-name="gr1" draw:text-style-name="P23" svg:x1="17.491cm" svg:y1="2.302cm" svg:x2="15.004cm" svg:y2="5.927cm"><text:p/></draw:line><draw:frame text:anchor-type="paragraph" draw:z-index="10" draw:style-name="gr2" svg:width="3.758cm" svg:height="1.463cm" svg:x="6.897cm" svg:y="6.248cm"><draw:text-box><text:p text:style-name="P23"><text:span text:style-name="T10">Templatemo_menu</text:span></text:p><text:p><text:span text:style-name="T10"/></text:p><text:p text:style-name="P23"/></draw:text-box></draw:frame><draw:rect text:anchor-type="paragraph" draw:z-index="9" draw:style-name="gr1" draw:text-style-name="P23" svg:width="4.34cm" svg:height="1.218cm" svg:x="6.526cm" svg:y="5.847cm"><text:p/></draw:rect><draw:line text:anchor-type="paragraph" draw:z-index="8" draw:style-name="gr1" draw:text-style-name="P23" svg:x1="15.982cm" svg:y1="2.302cm" svg:x2="7.955cm" svg:y2="5.927cm"><text:p/></draw:line><draw:frame text:anchor-type="paragraph" draw:z-index="7" draw:style-name="gr2" svg:width="3.758cm" svg:height="0.976cm" svg:x="0.018cm" svg:y="9.343cm"><draw:text-box><text:p text:style-name="P23"><text:span text:style-name="T10">Search section</text:span></text:p><text:p/></draw:text-box></draw:frame><draw:frame text:anchor-type="paragraph" draw:z-index="6" draw:style-name="gr2" svg:width="3.758cm" svg:height="0.976cm" svg:x="0.018cm" svg:y="6.221cm"><draw:text-box><text:p><text:span text:style-name="T10">Templatemo_banner</text:span></text:p><text:p/></draw:text-box></draw:frame><draw:rect text:anchor-type="paragraph" draw:z-index="5" draw:style-name="gr1" draw:text-style-name="P23" svg:width="4.34cm" svg:height="1.218cm" svg:x="-0.247cm" svg:y="8.969cm"><text:p/></draw:rect><draw:line text:anchor-type="paragraph" draw:z-index="4" draw:style-name="gr1" draw:text-style-name="P23" svg:x1="1.896cm" svg:y1="7.065cm" svg:x2="1.896cm" svg:y2="8.97cm"><text:p/></draw:line><draw:rect text:anchor-type="paragraph" draw:z-index="3" draw:style-name="gr1" draw:text-style-name="P23" svg:width="4.34cm" svg:height="1.218cm" svg:x="-0.3cm" svg:y="5.847cm"><text:p/></draw:rect><draw:line text:anchor-type="paragraph" draw:z-index="2" draw:style-name="gr1" draw:text-style-name="P23" svg:x1="14.887cm" svg:y1="2.302cm" svg:x2="1.949cm" svg:y2="5.847cm"><text:p/></draw:line><draw:frame text:anchor-type="paragraph" draw:z-index="1" draw:style-name="gr2" svg:width="5.663cm" svg:height="0.976cm" svg:x="15.152cm" svg:y="1.326cm"><draw:text-box><text:p text:style-name="P23"><text:span text:style-name="T10">Templatemo_conatainer</text:span></text:p><text:p text:style-name="P23"/></draw:text-box></draw:frame><draw:rect text:anchor-type="paragraph" draw:z-index="0" draw:style-name="gr1" draw:text-style-name="P23" svg:width="6.271cm" svg:height="1.191cm" svg:x="14.887cm" svg:y="1.111cm"><text:p/></draw:rect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/>
      <text:list xml:id="list155408843085265" text:continue-numbering="true" text:style-name="L71">
        <text:list-item>
          <text:p text:style-name="P1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orizontalA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3T11:41:53.942297731</meta:creation-date>
    <dc:date>2014-09-13T15:54:07.996820230</dc:date>
    <meta:editing-duration>PT2H56M20S</meta:editing-duration>
    <meta:editing-cycles>14</meta:editing-cycles>
    <meta:generator>LibreOffice/4.1.6.2$Linux_X86_64 LibreOffice_project/410m0$Build-2</meta:generator>
    <meta:document-statistic meta:table-count="1" meta:image-count="0" meta:object-count="0" meta:page-count="3" meta:paragraph-count="44" meta:word-count="232" meta:character-count="1729" meta:non-whitespace-character-count="1537"/>
  </office:meta>
</office:document-meta>
</file>